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style:text-properties fo:font-size="28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7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8pt" style:font-size-asian="28pt" style:font-size-complex="28pt"/>
    </style:style>
    <style:style style:name="T4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 Semibold" fo:font-size="20pt" fo:font-weight="normal" style:font-name-asian="Segoe UI1" style:font-size-asian="20pt" style:font-weight-asian="normal" style:font-name-complex="Segoe UI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4.372cm" svg:x="1.778cm" svg:y="0.508cm">
          <draw:text-box>
            <text:p text:style-name="P1"><text:span text:style-name="T1">HYMN #635</text:span></text:p>
            <text:p text:style-name="P1"><text:span text:style-name="T2">“</text:span><text:span text:style-name="T2">O Gracious Lord, I Firmly Am Believing”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4.384cm" svg:height="7.011cm" svg:x="1.778cm" svg:y="0.508cm">
          <draw:text-box>
            <text:p text:style-name="P5"><text:span text:style-name="T4">1. </text:span><text:span text:style-name="T5">O gracious Lord, I firmly am believing</text:span></text:p>
            <text:p text:style-name="P5"><text:span text:style-name="T5">Your boundless love will</text:span></text:p>
            <text:p text:style-name="P5"><text:span text:style-name="T5">bless each faithful soul,</text:span></text:p>
            <text:p text:style-name="P5"><text:span text:style-name="T5">As from this altar we are here receiv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6" draw:layer="layout" svg:width="24.384cm" svg:height="7.011cm" svg:x="1.895cm" svg:y="0.504cm">
          <draw:text-box>
            <text:p text:style-name="P5"><text:span text:style-name="T5"><text:s/></text:span><text:span text:style-name="T5">Your body and Your blood</text:span></text:p>
            <text:p text:style-name="P5"><text:span text:style-name="T5">to make us whole,</text:span></text:p>
            <text:p text:style-name="P5"><text:span text:style-name="T5">Your body and Your blood</text:span></text:p>
            <text:p text:style-name="P5"><text:span text:style-name="T5">to make us who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6" draw:layer="layout" svg:width="24.384cm" svg:height="7.011cm" svg:x="1.778cm" svg:y="0.508cm">
          <draw:text-box>
            <text:p text:style-name="P5"><text:span text:style-name="T4">2.</text:span><text:span text:style-name="T4"><text:tab/></text:span><text:span text:style-name="T5">Lord, I have sinned,</text:span></text:p>
            <text:p text:style-name="P5"><text:span text:style-name="T5">a thousand times offending;</text:span></text:p>
            <text:p text:style-name="P5"><text:span text:style-name="T5">My thankless thoughts </text:span></text:p>
            <text:p text:style-name="P5"><text:span text:style-name="T5">and words and deeds eras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6" draw:layer="layout" svg:width="24.384cm" svg:height="7.011cm" svg:x="1.778cm" svg:y="0.508cm">
          <draw:text-box>
            <text:p text:style-name="P5"><text:span text:style-name="T5">To me Your hand of mercy</text:span></text:p>
            <text:p text:style-name="P5"><text:span text:style-name="T5">now extending,</text:span></text:p>
            <text:p text:style-name="P5"><text:span text:style-name="T5">O God, my Savior, I implore Your grace,</text:span></text:p>
            <text:p text:style-name="P5"><text:span text:style-name="T5">O God, my Savior, I implore Your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6" draw:layer="layout" svg:width="25.4cm" svg:height="7.366cm" svg:x="1.27cm" svg:y="0.508cm">
          <draw:text-box>
            <text:p text:style-name="P5"><text:span text:style-name="T4">3. </text:span><text:span text:style-name="T5">You see my sin</text:span></text:p>
            <text:p text:style-name="P5"><text:span text:style-name="T5">yet seat me at Your table;</text:span></text:p>
            <text:p text:style-name="P5"><text:span text:style-name="T5">Lord, as a guest, I surely am the least:</text:span></text:p>
            <text:p text:style-name="P5"><text:span text:style-name="T5">Unclean, unfit, of worthy deeds unable 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6" draw:layer="layout" svg:width="25.4cm" svg:height="7.366cm" svg:x="1.27cm" svg:y="0.508cm">
          <draw:text-box>
            <text:p text:style-name="P5"><text:span text:style-name="T5">My heart prepare</text:span></text:p>
            <text:p text:style-name="P5"><text:span text:style-name="T5">for this most holy feast,</text:span></text:p>
            <text:p text:style-name="P5"><text:span text:style-name="T5">My heart prepare</text:span></text:p>
            <text:p text:style-name="P5"><text:span text:style-name="T5">for this most holy fe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4" draw:text-style-name="P6" draw:layer="layout" svg:width="25.4cm" svg:height="7.366cm" svg:x="1.246cm" svg:y="0.575cm">
          <draw:text-box>
            <text:p text:style-name="P5"><text:span text:style-name="T4">4. </text:span><text:span text:style-name="T5">O Lamb of God,</text:span></text:p>
            <text:p text:style-name="P5"><text:span text:style-name="T5">my faithful, loving Savior,</text:span></text:p>
            <text:p text:style-name="P5"><text:span text:style-name="T5">You I embrace</text:span></text:p>
            <text:p text:style-name="P5"><text:span text:style-name="T5">in faith and holy lov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6" draw:layer="layout" svg:width="25.4cm" svg:height="7.366cm" svg:x="1.27cm" svg:y="0.508cm">
          <draw:text-box>
            <text:p text:style-name="P5"><text:span text:style-name="T5">Grant me the strength</text:span></text:p>
            <text:p text:style-name="P5"><text:span text:style-name="T5">to show by my behavior</text:span></text:p>
            <text:p text:style-name="P5"><text:span text:style-name="T5">A life now hidden in Your reign above,</text:span></text:p>
            <text:p text:style-name="P5"><text:span text:style-name="T5">A life now hidden in Your reign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4" draw:text-style-name="P6" draw:layer="layout" svg:width="25.4cm" svg:height="7.366cm" svg:x="1.27cm" svg:y="0.508cm">
          <draw:text-box>
            <text:p text:style-name="P5"><text:span text:style-name="T4">5. </text:span><text:span text:style-name="T5">Heavenly Bread,</text:span></text:p>
            <text:p text:style-name="P5"><text:span text:style-name="T5">my life and benediction,</text:span></text:p>
            <text:p text:style-name="P5"><text:span text:style-name="T5">This cup You give</text:span></text:p>
            <text:p text:style-name="P5"><text:span text:style-name="T5">can take away each 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4" draw:text-style-name="P6" draw:layer="layout" svg:width="25.4cm" svg:height="13.211cm" svg:x="1.27cm" svg:y="0.762cm">
          <draw:text-box>
            <text:p text:style-name="P5"><text:span text:style-name="T5">Come and relieve my soul</text:span></text:p>
            <text:p text:style-name="P5"><text:span text:style-name="T5">from all affliction;</text:span></text:p>
            <text:p text:style-name="P5"><text:span text:style-name="T5">Calm ev’ry sigh until my heart is still,</text:span></text:p>
            <text:p text:style-name="P5"><text:span text:style-name="T5">Calm ev’ry sigh until my heart is still.</text:span></text:p>
            <text:p text:style-name="P5"><text:span text:style-name="T5"/></text:p>
            <text:p text:style-name="P5"><text:span text:style-name="T5"/></text:p>
            <text:p text:style-name="P7"><text:span text:style-name="T6">Text:©2004 Stephen P. Starke;</text:span></text:p>
            <text:p text:style-name="P7"><text:span text:style-name="T6">Admin. Concordia Publishing House</text:span></text:p>
            <text:p text:style-name="P7"><text:span text:style-name="T6">Tune: 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7:23:07.022000000</meta:creation-date>
    <dc:date>2019-04-27T10:59:26.046000000</dc:date>
    <meta:editing-duration>PT25M4S</meta:editing-duration>
    <meta:editing-cycles>5</meta:editing-cycles>
    <meta:generator>LibreOffice/6.1.5.2$Windows_X86_64 LibreOffice_project/90f8dcf33c87b3705e78202e3df5142b201bd805</meta:generator>
    <meta:document-statistic meta:object-count="54"/>
  </office:meta>
</office:document-meta>
</file>